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HealthPanel.MonitorHealt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HealthPanel.MonitorHealthPanel( MonitorAccum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itorHealthPanel.addSample( MonitorModel 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nitorHealth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nitorHealthPan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